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NRIQUE LOPEZ, JUAN GUILLERMO</text:span></text:p>
      <text:p text:style-name="P3"><text:span text:style-name="T6">CANT. TOTAL DE CAJAS: 6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A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VIP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6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SENATI - AREQUIPA</text:span></text:p>
      <text:p text:style-name="P6"/>
      <text:p text:style-name="P6">Recojo: <text:span text:style-name="T3">MANRIQUE LOPEZ, JUAN GUILLERM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2:13:1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